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a12" officeooo:paragraph-rsid="000c4a12"/>
    </style:style>
    <style:style style:name="P2" style:family="paragraph" style:parent-style-name="Standard">
      <style:text-properties officeooo:rsid="000eb821" officeooo:paragraph-rsid="000eb821"/>
    </style:style>
    <style:style style:name="P3" style:family="paragraph" style:parent-style-name="Standard">
      <style:text-properties officeooo:rsid="000eb821" officeooo:paragraph-rsid="000eb821"/>
    </style:style>
    <style:style style:name="P4" style:family="paragraph" style:parent-style-name="Standard">
      <style:text-properties officeooo:rsid="00112388" officeooo:paragraph-rsid="00112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.out.println(“Hola”);</text:p>
      <text:p text:style-name="P2">hola </text:p>
      <text:p text:style-name="P2">uvuvwevwevwe onyetenyevwe ugwemuhwem osas</text:p>
      <text:p text:style-name="P4">sew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0T13:16:14.258000000</dc:date>
    <meta:editing-duration>PT9M19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4" meta:word-count="7" meta:character-count="77" meta:non-whitespace-character-count="73"/>
  </office:meta>
</office:document-meta>
</file>